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.996cm" fo:min-width="2.803cm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1.559cm" fo:min-width="34.778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0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1cm" fo:min-width="4.1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82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svg:stroke-color="#ff3333" draw:fill-color="#ff3333" draw:textarea-vertical-align="middle"/>
    </style:style>
    <style:style style:name="gr10" style:family="graphic" style:parent-style-name="standard">
      <style:graphic-properties svg:stroke-color="#579d1c" draw:fill-color="#579d1c" draw:textarea-vertical-align="middle"/>
    </style:style>
    <style:style style:name="gr11" style:family="graphic" style:parent-style-name="standard">
      <style:graphic-properties svg:stroke-color="#3333ff" draw:fill-color="#3333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66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8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56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996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6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9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3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56cm"/>
    </style:style>
    <style:style style:name="gr28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1.273cm" fo:min-width="4.117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.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8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33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Arial1" fo:font-size="18pt"/>
    </style:style>
    <style:style style:name="P3" style:family="paragraph">
      <loext:graphic-properties draw:fill="solid" draw:fill-color="#eeeeee"/>
      <style:paragraph-properties fo:text-align="center"/>
      <style:text-properties style:font-name="Arial1"/>
    </style:style>
    <style:style style:name="P4" style:family="paragraph">
      <loext:graphic-properties draw:fill="none" draw:fill-color="#ffffff"/>
      <style:text-properties style:font-name="Arial1" fo:font-size="18pt"/>
    </style:style>
    <style:style style:name="P5" style:family="paragraph">
      <loext:graphic-properties draw:fill-color="#ffffff"/>
      <style:paragraph-properties fo:text-align="center"/>
      <style:text-properties style:font-name="Arial1" fo:font-size="18pt"/>
    </style:style>
    <style:style style:name="P6" style:family="paragraph">
      <loext:graphic-properties draw:fill-color="#ffffff"/>
      <style:paragraph-properties fo:text-align="center"/>
      <style:text-properties style:font-name="Arial1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loext:graphic-properties draw:fill-color="#3333ff"/>
      <style:paragraph-properties fo:text-align="center"/>
    </style:style>
    <style:style style:name="P11" style:family="paragraph">
      <loext:graphic-properties draw:fill="none" draw:fill-color="#ffffff"/>
      <style:text-properties style:font-name="Arial1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  <style:text-properties style:font-name="Arial1" fo:font-size="18pt"/>
    </style:style>
    <style:style style:name="P14" style:family="paragraph">
      <loext:graphic-properties draw:fill="none" draw:fill-color="#ffffff"/>
      <style:paragraph-properties fo:text-align="center"/>
      <style:text-properties style:font-name="Arial1"/>
    </style:style>
    <style:style style:name="P15" style:family="paragraph">
      <loext:graphic-properties draw:fill-color="#ffffff"/>
    </style:style>
    <style:style style:name="T1" style:family="text">
      <style:text-properties style:font-name="Arial1" fo:font-size="18pt"/>
    </style:style>
    <style:style style:name="T2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0" draw:id="id10" draw:layer="layout" svg:width="3.302cm" svg:height="2.794cm" svg:x="40.233cm" svg:y="4.723cm">
          <text:p text:style-name="P1"><text:span text:style-name="T1">Hardened</text:span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35.306cm" svg:height="11.837cm" svg:x="3.911cm" svg:y="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35cm" svg:height="0.989cm" svg:x="4.013cm" svg:y="0.254cm">
          <draw:text-box>
            <text:p><text:span text:style-name="T1">TypeShield</text:span></text:p>
          </draw:text-box>
        </draw:frame>
        <draw:custom-shape draw:style-name="gr4" draw:text-style-name="P5" xml:id="id8" draw:id="id8" draw:layer="layout" svg:width="7.518cm" svg:height="2.794cm" svg:x="10.617cm" svg:y="6.756cm">
          <text:p text:style-name="P1"><text:span text:style-name="T1">Callsite Analysis +</text:span></text:p>
          <text:p text:style-name="P1"><text:span text:style-name="T1">+ Count Analysis</text:span></text:p>
          <text:p text:style-name="P1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4.674cm" svg:height="1.981cm" svg:x="4.825cm" svg:y="5.13cm">
          <text:p text:style-name="P1"><text:span text:style-name="T1">Register States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6" draw:layer="layout" svg:width="8.382cm" svg:height="0.762cm" svg:x="19.253cm" svg:y="8.736cm">
            <text:p text:style-name="P1"><text:span text:style-name="T2">Forward Callsite 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xml:id="id12" draw:id="id12" draw:layer="layout" svg:width="8.382cm" svg:height="5.588cm" svg:x="19.253cm" svg:y="3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8" draw:text-style-name="P7" draw:layer="layout" svg:width="0.263cm" svg:height="0.254cm" svg:x="22.075cm" svg:y="4.564cm">
            <text:p/>
          </draw:ellipse>
          <draw:ellipse draw:style-name="gr9" draw:text-style-name="P8" draw:layer="layout" svg:width="0.262cm" svg:height="0.255cm" svg:x="24.96cm" svg:y="3.602cm">
            <text:p/>
          </draw:ellipse>
          <draw:ellipse draw:style-name="gr10" draw:text-style-name="P9" draw:layer="layout" svg:width="0.262cm" svg:height="0.254cm" svg:x="24.96cm" svg:y="4.11cm">
            <text:p/>
          </draw:ellipse>
          <draw:ellipse draw:style-name="gr8" draw:text-style-name="P7" draw:layer="layout" svg:width="0.263cm" svg:height="0.254cm" svg:x="22.075cm" svg:y="4.564cm">
            <text:p/>
          </draw:ellipse>
          <draw:ellipse draw:style-name="gr8" draw:text-style-name="P7" draw:layer="layout" svg:width="0.263cm" svg:height="0.254cm" svg:x="22.075cm" svg:y="4.564cm">
            <text:p/>
          </draw:ellipse>
          <draw:ellipse draw:style-name="gr8" draw:text-style-name="P7" xml:id="id1" draw:id="id1" draw:layer="layout" svg:width="0.263cm" svg:height="0.254cm" svg:x="22.075cm" svg:y="4.564cm">
            <text:p/>
          </draw:ellipse>
          <draw:ellipse draw:style-name="gr8" draw:text-style-name="P7" draw:layer="layout" svg:width="0.263cm" svg:height="0.254cm" svg:x="22.075cm" svg:y="5.072cm">
            <text:p/>
          </draw:ellipse>
          <draw:ellipse draw:style-name="gr8" draw:text-style-name="P7" draw:layer="layout" svg:width="0.263cm" svg:height="0.254cm" svg:x="22.075cm" svg:y="5.072cm">
            <text:p/>
          </draw:ellipse>
          <draw:ellipse draw:style-name="gr8" draw:text-style-name="P7" draw:layer="layout" svg:width="0.263cm" svg:height="0.254cm" svg:x="22.075cm" svg:y="5.072cm">
            <text:p/>
          </draw:ellipse>
          <draw:ellipse draw:style-name="gr11" draw:text-style-name="P10" draw:layer="layout" svg:width="0.263cm" svg:height="0.254cm" svg:x="22.075cm" svg:y="5.072cm">
            <text:p/>
          </draw:ellipse>
          <draw:frame draw:style-name="gr12" draw:text-style-name="P11" draw:layer="layout" svg:width="1.537cm" svg:height="1.058cm" svg:x="20.764cm" svg:y="4.11cm">
            <draw:text-box>
              <text:p><text:span text:style-name="T2">cs1</text:span></text:p>
            </draw:text-box>
          </draw:frame>
          <draw:frame draw:style-name="gr13" draw:text-style-name="P11" draw:layer="layout" svg:width="1.84cm" svg:height="1.058cm" svg:x="20.421cm" svg:y="4.818cm">
            <draw:text-box>
              <text:p><text:span text:style-name="T2">csn1</text:span></text:p>
            </draw:text-box>
          </draw:frame>
          <draw:ellipse draw:style-name="gr8" draw:text-style-name="P7" draw:layer="layout" svg:width="0.263cm" svg:height="0.255cm" svg:x="22.075cm" svg:y="6.704cm">
            <text:p/>
          </draw:ellipse>
          <draw:ellipse draw:style-name="gr8" draw:text-style-name="P7" draw:layer="layout" svg:width="0.263cm" svg:height="0.255cm" svg:x="22.075cm" svg:y="6.704cm">
            <text:p/>
          </draw:ellipse>
          <draw:ellipse draw:style-name="gr8" draw:text-style-name="P7" draw:layer="layout" svg:width="0.263cm" svg:height="0.255cm" svg:x="22.075cm" svg:y="6.704cm">
            <text:p/>
          </draw:ellipse>
          <draw:ellipse draw:style-name="gr8" draw:text-style-name="P7" xml:id="id5" draw:id="id5" draw:layer="layout" svg:width="0.263cm" svg:height="0.255cm" svg:x="22.075cm" svg:y="6.704cm">
            <text:p/>
          </draw:ellipse>
          <draw:frame draw:style-name="gr12" draw:text-style-name="P11" draw:layer="layout" svg:width="1.537cm" svg:height="1.058cm" svg:x="20.764cm" svg:y="6.25cm">
            <draw:text-box>
              <text:p><text:span text:style-name="T2">cs2</text:span></text:p>
            </draw:text-box>
          </draw:frame>
          <draw:frame draw:style-name="gr13" draw:text-style-name="P11" draw:layer="layout" svg:width="1.84cm" svg:height="1.058cm" svg:x="20.421cm" svg:y="6.959cm">
            <draw:text-box>
              <text:p><text:span text:style-name="T2">csn2</text:span></text:p>
            </draw:text-box>
          </draw:frame>
          <draw:ellipse draw:style-name="gr11" draw:text-style-name="P10" draw:layer="layout" svg:width="0.263cm" svg:height="0.254cm" svg:x="22.075cm" svg:y="7.212cm">
            <text:p/>
          </draw:ellipse>
          <draw:ellipse draw:style-name="gr10" draw:text-style-name="P9" draw:layer="layout" svg:width="0.262cm" svg:height="0.254cm" svg:x="24.96cm" svg:y="6.142cm">
            <text:p/>
          </draw:ellipse>
          <draw:ellipse draw:style-name="gr10" draw:text-style-name="P9" draw:layer="layout" svg:width="0.262cm" svg:height="0.254cm" svg:x="24.96cm" svg:y="7.92cm">
            <text:p/>
          </draw:ellipse>
          <draw:ellipse draw:style-name="gr9" draw:text-style-name="P8" xml:id="id2" draw:id="id2" draw:layer="layout" svg:width="0.262cm" svg:height="0.255cm" svg:x="24.96cm" svg:y="3.602cm">
            <text:p/>
          </draw:ellipse>
          <draw:ellipse draw:style-name="gr9" draw:text-style-name="P8" xml:id="id3" draw:id="id3" draw:layer="layout" svg:width="0.262cm" svg:height="0.254cm" svg:x="24.96cm" svg:y="5.634cm">
            <text:p/>
          </draw:ellipse>
          <draw:ellipse draw:style-name="gr9" draw:text-style-name="P8" xml:id="id4" draw:id="id4" draw:layer="layout" svg:width="0.262cm" svg:height="0.254cm" svg:x="24.96cm" svg:y="7.412cm">
            <text:p/>
          </draw:ellipse>
          <draw:connector draw:style-name="gr14" draw:text-style-name="P12" draw:layer="layout" draw:type="line" svg:x1="22.338cm" svg:y1="4.691cm" svg:x2="24.96cm" svg:y2="3.729cm" draw:start-shape="id1" draw:start-glue-point="1" draw:end-shape="id2" draw:end-glue-point="3" svg:d="M22338 4691l2622-962" svg:viewBox="0 0 2623 963">
            <text:p/>
          </draw:connector>
          <draw:connector draw:style-name="gr14" draw:text-style-name="P12" draw:layer="layout" draw:type="line" svg:x1="22.338cm" svg:y1="4.691cm" svg:x2="24.96cm" svg:y2="5.761cm" draw:start-shape="id1" draw:start-glue-point="1" draw:end-shape="id3" draw:end-glue-point="3" svg:d="M22338 4691l2622 1070" svg:viewBox="0 0 2623 1071">
            <text:p/>
          </draw:connector>
          <draw:connector draw:style-name="gr14" draw:text-style-name="P12" draw:layer="layout" draw:type="line" svg:x1="22.338cm" svg:y1="4.691cm" svg:x2="24.96cm" svg:y2="7.539cm" draw:start-shape="id1" draw:start-glue-point="1" draw:end-shape="id4" draw:end-glue-point="3" svg:d="M22338 4691l2622 2848" svg:viewBox="0 0 2623 2849">
            <text:p/>
          </draw:connector>
          <draw:connector draw:style-name="gr14" draw:text-style-name="P12" draw:layer="layout" draw:type="line" svg:x1="22.338cm" svg:y1="6.831cm" svg:x2="25.091cm" svg:y2="3.857cm" draw:start-shape="id5" draw:start-glue-point="1" draw:end-shape="id2" draw:end-glue-point="2" svg:d="M22338 6831l2753-2974" svg:viewBox="0 0 2754 2975">
            <text:p/>
          </draw:connector>
          <draw:frame draw:style-name="gr15" draw:text-style-name="P11" draw:layer="layout" svg:width="1.393cm" svg:height="1.058cm" svg:x="25.091cm" svg:y="3.148cm">
            <draw:text-box>
              <text:p><text:span text:style-name="T2">ct1</text:span></text:p>
            </draw:text-box>
          </draw:frame>
          <draw:frame draw:style-name="gr16" draw:text-style-name="P11" draw:layer="layout" svg:width="3.286cm" svg:height="1.058cm" svg:x="25.091cm" svg:y="3.802cm">
            <draw:text-box>
              <text:p><text:span text:style-name="T2">ctr1 </text:span></text:p>
            </draw:text-box>
          </draw:frame>
          <draw:ellipse draw:style-name="gr9" draw:text-style-name="P8" draw:layer="layout" svg:width="0.262cm" svg:height="0.255cm" svg:x="24.96cm" svg:y="3.602cm">
            <text:p/>
          </draw:ellipse>
          <draw:ellipse draw:style-name="gr10" draw:text-style-name="P9" draw:layer="layout" svg:width="0.262cm" svg:height="0.254cm" svg:x="24.96cm" svg:y="4.11cm">
            <text:p/>
          </draw:ellipse>
          <draw:ellipse draw:style-name="gr9" draw:text-style-name="P8" draw:layer="layout" svg:width="0.262cm" svg:height="0.255cm" svg:x="24.96cm" svg:y="3.602cm">
            <text:p/>
          </draw:ellipse>
          <draw:frame draw:style-name="gr16" draw:text-style-name="P11" draw:layer="layout" svg:width="3.286cm" svg:height="1.058cm" svg:x="25.084cm" svg:y="5.87cm">
            <draw:text-box>
              <text:p><text:span text:style-name="T2">ctr2</text:span></text:p>
            </draw:text-box>
          </draw:frame>
          <draw:frame draw:style-name="gr15" draw:text-style-name="P11" draw:layer="layout" svg:width="1.393cm" svg:height="1.058cm" svg:x="25.091cm" svg:y="5.18cm">
            <draw:text-box>
              <text:p><text:span text:style-name="T2">ct2</text:span></text:p>
            </draw:text-box>
          </draw:frame>
          <draw:frame draw:style-name="gr16" draw:text-style-name="P11" draw:layer="layout" svg:width="3.286cm" svg:height="1.058cm" svg:x="25.084cm" svg:y="7.666cm">
            <draw:text-box>
              <text:p><text:span text:style-name="T2">ctr3</text:span></text:p>
            </draw:text-box>
          </draw:frame>
          <draw:frame draw:style-name="gr15" draw:text-style-name="P11" draw:layer="layout" svg:width="1.393cm" svg:height="1.058cm" svg:x="25.084cm" svg:y="6.959cm">
            <draw:text-box>
              <text:p><text:span text:style-name="T2">ct3</text:span></text:p>
            </draw:text-box>
          </draw:frame>
        </draw:g>
        <draw:custom-shape draw:style-name="gr17" draw:text-style-name="P5" xml:id="id21" draw:id="id21" draw:layer="layout" svg:width="6.35cm" svg:height="2.032cm" svg:x="20.625cm" svg:y="0.507cm">
          <text:p text:style-name="P1"><text:span text:style-name="T1">Parameter+Type </text:span></text:p>
          <text:p text:style-name="P1"><text:span text:style-name="T1">Policy Enfor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7.062cm" svg:height="1.778cm" svg:x="30.124cm" svg:y="10.311cm">
          <text:p text:style-name="P1"><text:span text:style-name="T1">Backward Propagation</text:span></text:p>
          <text:p text:style-name="P1"><text:span text:style-name="T1"><text:s/></text:span><text:span text:style-name="T1">Policy Enforcement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line-skew="-0.152cm" svg:x1="9.499cm" svg:y1="6.12cm" svg:x2="10.617cm" svg:y2="4.342cm" draw:start-shape="id6" draw:start-glue-point="1" draw:end-shape="id7" draw:end-glue-point="3" svg:d="M9499 6120h407v-1778h711" svg:viewBox="0 0 1119 1779">
          <text:p/>
        </draw:connector>
        <draw:connector draw:style-name="gr19" draw:text-style-name="P12" draw:layer="layout" draw:line-skew="-0.152cm" svg:x1="9.499cm" svg:y1="6.12cm" svg:x2="10.617cm" svg:y2="8.153cm" draw:start-shape="id6" draw:start-glue-point="1" draw:end-shape="id8" draw:end-glue-point="3" svg:d="M9499 6120h407v2033h711" svg:viewBox="0 0 1119 2034">
          <text:p/>
        </draw:connector>
        <draw:connector draw:style-name="gr19" draw:text-style-name="P12" draw:layer="layout" draw:line-skew="-0.001cm" svg:x1="37.186cm" svg:y1="11.2cm" svg:x2="40.233cm" svg:y2="6.12cm" draw:start-shape="id9" draw:start-glue-point="1" draw:end-shape="id10" draw:end-glue-point="5" svg:d="M37186 11200h1523v-5080h1524" svg:viewBox="0 0 3048 5081">
          <text:p/>
        </draw:connector>
        <draw:connector draw:style-name="gr19" draw:text-style-name="P12" draw:layer="layout" svg:x1="3.505cm" svg:y1="6.12cm" svg:x2="4.825cm" svg:y2="6.12cm" draw:start-shape="id11" draw:start-glue-point="7" draw:end-shape="id6" svg:d="M3505 6120h1320" svg:viewBox="0 0 1321 1">
          <text:p/>
        </draw:connector>
        <draw:custom-shape draw:style-name="gr20" draw:text-style-name="P13" xml:id="id11" draw:id="id11" draw:layer="layout" svg:width="3.302cm" svg:height="2.794cm" svg:x="0.203cm" svg:y="4.723cm">
          <text:p text:style-name="P1"><text:span text:style-name="T1"/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frame draw:style-name="gr21" draw:text-style-name="P11" draw:layer="layout" svg:width="6.416cm" svg:height="1.797cm" svg:x="44.18cm" svg:y="1.608cm">
            <draw:text-box>
              <text:p><text:span text:style-name="T2">forward indirect </text:span></text:p>
              <text:p><text:span text:style-name="T2">edge</text:span></text:p>
            </draw:text-box>
          </draw:frame>
          <draw:frame draw:style-name="gr22" draw:text-style-name="P11" draw:layer="layout" svg:width="7.013cm" svg:height="1.797cm" svg:x="44.025cm" svg:y="3.419cm">
            <draw:text-box>
              <text:p><text:span text:style-name="T2">backward </text:span></text:p>
              <text:p><text:span text:style-name="T2">indirect edge</text:span></text:p>
            </draw:text-box>
          </draw:frame>
          <draw:frame draw:style-name="gr23" draw:text-style-name="P11" draw:layer="layout" svg:width="8.435cm" svg:height="1.796cm" svg:x="44.127cm" svg:y="6.987cm">
            <draw:text-box>
              <text:p><text:span text:style-name="T2">next addr. After</text:span></text:p>
              <text:p><text:span text:style-name="T2"><text:s/></text:span><text:span text:style-name="T2">callsite (csn)</text:span></text:p>
            </draw:text-box>
          </draw:frame>
          <draw:frame draw:style-name="gr24" draw:text-style-name="P11" draw:layer="layout" svg:width="7.8cm" svg:height="1.796cm" svg:x="44.18cm" svg:y="10.65cm">
            <draw:text-box>
              <text:p><text:span text:style-name="T2">calltarget return</text:span></text:p>
              <text:p><text:span text:style-name="T2">addr. (ctr)</text:span></text:p>
            </draw:text-box>
          </draw:frame>
          <draw:g>
            <draw:connector draw:style-name="gr14" draw:text-style-name="P12" draw:layer="layout" draw:type="line" svg:x1="45.45cm" svg:y1="1.347cm" svg:x2="47.15cm" svg:y2="1.358cm" svg:d="M45450 1347l1700 11" svg:viewBox="0 0 1701 12">
              <text:p/>
            </draw:connector>
            <draw:ellipse draw:style-name="gr11" draw:text-style-name="P10" draw:layer="layout" svg:width="0.263cm" svg:height="0.25cm" svg:x="46.413cm" svg:y="6.882cm">
              <text:p/>
            </draw:ellipse>
            <draw:ellipse draw:style-name="gr8" draw:text-style-name="P7" draw:layer="layout" svg:width="0.263cm" svg:height="0.251cm" svg:x="46.413cm" svg:y="5.222cm">
              <text:p/>
            </draw:ellipse>
            <draw:ellipse draw:style-name="gr9" draw:text-style-name="P8" draw:layer="layout" svg:width="0.262cm" svg:height="0.251cm" svg:x="46.413cm" svg:y="8.74cm">
              <text:p/>
            </draw:ellipse>
            <draw:ellipse draw:style-name="gr10" draw:text-style-name="P9" draw:layer="layout" svg:width="0.262cm" svg:height="0.252cm" svg:x="46.413cm" svg:y="10.398cm">
              <text:p/>
            </draw:ellipse>
            <draw:connector draw:style-name="gr25" draw:text-style-name="P12" draw:layer="layout" draw:type="curve" svg:x1="47.557cm" svg:y1="3.453cm" svg:x2="45.704cm" svg:y2="3.26cm" svg:d="M47557 3453c-1389 0-463-193-1853-193" svg:viewBox="0 0 1854 194">
              <text:p/>
            </draw:connector>
            <draw:frame draw:style-name="gr26" draw:text-style-name="P11" draw:layer="layout" svg:width="5.26cm" svg:height="1.797cm" svg:x="44.127cm" svg:y="5.375cm">
              <draw:text-box>
                <text:p><text:span text:style-name="T2">callsite addr. </text:span></text:p>
                <text:p><text:span text:style-name="T2">(cs)</text:span></text:p>
              </draw:text-box>
            </draw:frame>
            <draw:frame draw:style-name="gr27" draw:text-style-name="P11" draw:layer="layout" svg:width="5.756cm" svg:height="1.801cm" svg:x="44.012cm" svg:y="8.889cm">
              <draw:text-box>
                <text:p><text:span text:style-name="T2">calltarget addr. </text:span></text:p>
                <text:p><text:span text:style-name="T2">(ct)</text:span></text:p>
              </draw:text-box>
            </draw:frame>
            <draw:custom-shape draw:style-name="gr28" draw:text-style-name="P14" draw:layer="layout" svg:width="4.645cm" svg:height="11.551cm" svg:x="44.18cm" svg:y="0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9" draw:text-style-name="P11" draw:layer="layout" svg:width="2.61cm" svg:height="1.051cm" svg:x="43.942cm" svg:y="0cm">
            <draw:text-box>
              <text:p><text:span text:style-name="T2">Legend</text:span></text:p>
            </draw:text-box>
          </draw:frame>
        </draw:g>
        <draw:connector draw:style-name="gr19" draw:text-style-name="P12" draw:layer="layout" draw:line-skew="-0.203cm" svg:x1="18.135cm" svg:y1="8.153cm" svg:x2="19.253cm" svg:y2="5.942cm" draw:start-shape="id8" draw:start-glue-point="1" draw:end-shape="id12" draw:end-glue-point="3" svg:d="M18135 8153h356v-2211h762" svg:viewBox="0 0 1119 2212">
          <text:p/>
        </draw:connector>
        <draw:connector draw:style-name="gr19" draw:text-style-name="P12" draw:layer="layout" draw:line-skew="-0.203cm" svg:x1="18.135cm" svg:y1="4.342cm" svg:x2="19.253cm" svg:y2="5.942cm" draw:start-shape="id7" draw:end-shape="id12" draw:end-glue-point="3" svg:d="M18135 4342h356v1600h762" svg:viewBox="0 0 1119 1601">
          <text:p/>
        </draw:connector>
        <draw:g xml:id="id19" draw:id="id19">
          <draw:custom-shape draw:style-name="gr30" draw:text-style-name="P6" draw:layer="layout" svg:width="9.398cm" svg:height="0.762cm" svg:x="28.955cm" svg:y="8.736cm">
            <text:p text:style-name="P1"><text:span text:style-name="T2">Backward Returntarget Mapp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" draw:layer="layout" svg:width="9.398cm" svg:height="5.588cm" svg:x="28.955cm" svg:y="3.148cm">
            <text:p/>
            <draw:enhanced-geometry svg:viewBox="0 0 21600 21600" draw:type="rectangle" draw:enhanced-path="M 0 0 L 21600 0 21600 21600 0 21600 0 0 Z N"/>
          </draw:custom-shape>
          <draw:ellipse draw:style-name="gr8" draw:text-style-name="P7" draw:layer="layout" svg:width="0.243cm" svg:height="0.254cm" svg:x="32.344cm" svg:y="4.665cm">
            <text:p/>
          </draw:ellipse>
          <draw:ellipse draw:style-name="gr9" draw:text-style-name="P8" draw:layer="layout" svg:width="0.251cm" svg:height="0.254cm" svg:x="35.071cm" svg:y="3.703cm">
            <text:p/>
          </draw:ellipse>
          <draw:ellipse draw:style-name="gr10" draw:text-style-name="P9" draw:layer="layout" svg:width="0.251cm" svg:height="0.254cm" svg:x="35.071cm" svg:y="4.211cm">
            <text:p/>
          </draw:ellipse>
          <draw:ellipse draw:style-name="gr8" draw:text-style-name="P7" draw:layer="layout" svg:width="0.243cm" svg:height="0.254cm" svg:x="32.344cm" svg:y="4.665cm">
            <text:p/>
          </draw:ellipse>
          <draw:ellipse draw:style-name="gr8" draw:text-style-name="P7" draw:layer="layout" svg:width="0.243cm" svg:height="0.254cm" svg:x="32.344cm" svg:y="4.665cm">
            <text:p/>
          </draw:ellipse>
          <draw:ellipse draw:style-name="gr8" draw:text-style-name="P7" draw:layer="layout" svg:width="0.243cm" svg:height="0.254cm" svg:x="32.344cm" svg:y="4.665cm">
            <text:p/>
          </draw:ellipse>
          <draw:ellipse draw:style-name="gr8" draw:text-style-name="P7" draw:layer="layout" svg:width="0.243cm" svg:height="0.254cm" svg:x="32.344cm" svg:y="5.173cm">
            <text:p/>
          </draw:ellipse>
          <draw:ellipse draw:style-name="gr8" draw:text-style-name="P7" draw:layer="layout" svg:width="0.243cm" svg:height="0.254cm" svg:x="32.344cm" svg:y="5.173cm">
            <text:p/>
          </draw:ellipse>
          <draw:ellipse draw:style-name="gr8" draw:text-style-name="P7" draw:layer="layout" svg:width="0.243cm" svg:height="0.254cm" svg:x="32.344cm" svg:y="5.173cm">
            <text:p/>
          </draw:ellipse>
          <draw:ellipse draw:style-name="gr11" draw:text-style-name="P10" xml:id="id14" draw:id="id14" draw:layer="layout" svg:width="0.243cm" svg:height="0.254cm" svg:x="32.344cm" svg:y="5.173cm">
            <text:p/>
          </draw:ellipse>
          <draw:frame draw:style-name="gr32" draw:text-style-name="P11" draw:layer="layout" svg:width="1.653cm" svg:height="1.058cm" svg:x="31.112cm" svg:y="4.211cm">
            <draw:text-box>
              <text:p><text:span text:style-name="T2">cs1</text:span></text:p>
            </draw:text-box>
          </draw:frame>
          <draw:frame draw:style-name="gr33" draw:text-style-name="P11" draw:layer="layout" svg:width="1.977cm" svg:height="1.058cm" svg:x="30.788cm" svg:y="4.919cm">
            <draw:text-box>
              <text:p><text:span text:style-name="T2">csn1</text:span></text:p>
            </draw:text-box>
          </draw:frame>
          <draw:ellipse draw:style-name="gr8" draw:text-style-name="P7" draw:layer="layout" svg:width="0.243cm" svg:height="0.254cm" svg:x="32.344cm" svg:y="6.805cm">
            <text:p/>
          </draw:ellipse>
          <draw:ellipse draw:style-name="gr8" draw:text-style-name="P7" draw:layer="layout" svg:width="0.243cm" svg:height="0.254cm" svg:x="32.344cm" svg:y="6.805cm">
            <text:p/>
          </draw:ellipse>
          <draw:ellipse draw:style-name="gr8" draw:text-style-name="P7" draw:layer="layout" svg:width="0.243cm" svg:height="0.254cm" svg:x="32.344cm" svg:y="6.805cm">
            <text:p/>
          </draw:ellipse>
          <draw:ellipse draw:style-name="gr8" draw:text-style-name="P7" draw:layer="layout" svg:width="0.243cm" svg:height="0.254cm" svg:x="32.344cm" svg:y="6.805cm">
            <text:p/>
          </draw:ellipse>
          <draw:frame draw:style-name="gr34" draw:text-style-name="P11" draw:layer="layout" svg:width="1.607cm" svg:height="1.059cm" svg:x="30.858cm" svg:y="6.351cm">
            <draw:text-box>
              <text:p><text:span text:style-name="T2">cs2</text:span></text:p>
            </draw:text-box>
          </draw:frame>
          <draw:ellipse draw:style-name="gr11" draw:text-style-name="P10" xml:id="id16" draw:id="id16" draw:layer="layout" svg:width="0.243cm" svg:height="0.254cm" svg:x="32.344cm" svg:y="7.313cm">
            <text:p/>
          </draw:ellipse>
          <draw:ellipse draw:style-name="gr10" draw:text-style-name="P9" xml:id="id13" draw:id="id13" draw:layer="layout" svg:width="0.251cm" svg:height="0.253cm" svg:x="35.071cm" svg:y="6.244cm">
            <text:p/>
          </draw:ellipse>
          <draw:ellipse draw:style-name="gr10" draw:text-style-name="P9" xml:id="id17" draw:id="id17" draw:layer="layout" svg:width="0.251cm" svg:height="0.254cm" svg:x="35.071cm" svg:y="8.021cm">
            <text:p/>
          </draw:ellipse>
          <draw:ellipse draw:style-name="gr9" draw:text-style-name="P8" draw:layer="layout" svg:width="0.251cm" svg:height="0.254cm" svg:x="35.071cm" svg:y="3.703cm">
            <text:p/>
          </draw:ellipse>
          <draw:ellipse draw:style-name="gr9" draw:text-style-name="P8" draw:layer="layout" svg:width="0.251cm" svg:height="0.254cm" svg:x="35.071cm" svg:y="5.735cm">
            <text:p/>
          </draw:ellipse>
          <draw:ellipse draw:style-name="gr9" draw:text-style-name="P8" draw:layer="layout" svg:width="0.251cm" svg:height="0.254cm" svg:x="35.071cm" svg:y="7.513cm">
            <text:p/>
          </draw:ellipse>
          <draw:frame draw:style-name="gr35" draw:text-style-name="P11" draw:layer="layout" svg:width="1.5cm" svg:height="1.059cm" svg:x="35.2cm" svg:y="3.249cm">
            <draw:text-box>
              <text:p><text:span text:style-name="T2">ct1</text:span></text:p>
            </draw:text-box>
          </draw:frame>
          <draw:ellipse draw:style-name="gr9" draw:text-style-name="P8" draw:layer="layout" svg:width="0.251cm" svg:height="0.254cm" svg:x="35.071cm" svg:y="3.703cm">
            <text:p/>
          </draw:ellipse>
          <draw:ellipse draw:style-name="gr10" draw:text-style-name="P9" xml:id="id15" draw:id="id15" draw:layer="layout" svg:width="0.251cm" svg:height="0.254cm" svg:x="35.071cm" svg:y="4.211cm">
            <text:p/>
          </draw:ellipse>
          <draw:ellipse draw:style-name="gr9" draw:text-style-name="P8" xml:id="id18" draw:id="id18" draw:layer="layout" svg:width="0.251cm" svg:height="0.254cm" svg:x="35.071cm" svg:y="3.703cm">
            <text:p/>
          </draw:ellipse>
          <draw:frame draw:style-name="gr36" draw:text-style-name="P11" draw:layer="layout" svg:width="3.144cm" svg:height="1.058cm" svg:x="35.193cm" svg:y="5.97cm">
            <draw:text-box>
              <text:p><text:span text:style-name="T2">ctr2</text:span></text:p>
            </draw:text-box>
          </draw:frame>
          <draw:frame draw:style-name="gr37" draw:text-style-name="P11" draw:layer="layout" svg:width="1.5cm" svg:height="1.058cm" svg:x="35.2cm" svg:y="5.281cm">
            <draw:text-box>
              <text:p><text:span text:style-name="T2">ct2</text:span></text:p>
            </draw:text-box>
          </draw:frame>
          <draw:frame draw:style-name="gr37" draw:text-style-name="P11" draw:layer="layout" svg:width="1.507cm" svg:height="1.058cm" svg:x="35.193cm" svg:y="7.059cm">
            <draw:text-box>
              <text:p><text:span text:style-name="T2">ct3</text:span></text:p>
            </draw:text-box>
          </draw:frame>
          <draw:connector draw:style-name="gr25" draw:text-style-name="P12" draw:layer="layout" draw:type="curve" svg:x1="35.071cm" svg:y1="6.37cm" svg:x2="32.465cm" svg:y2="5.427cm" draw:start-shape="id13" draw:start-glue-point="3" draw:end-shape="id14" draw:end-glue-point="2" svg:d="M35071 6370c-1738 0-2606-314-2606-943" svg:viewBox="0 0 2607 944">
            <text:p/>
          </draw:connector>
          <draw:connector draw:style-name="gr25" draw:text-style-name="P12" draw:layer="layout" draw:type="curve" svg:x1="35.071cm" svg:y1="4.338cm" svg:x2="32.587cm" svg:y2="7.44cm" draw:start-shape="id15" draw:start-glue-point="3" draw:end-shape="id16" draw:end-glue-point="1" svg:d="M35071 4338c-1863 0-621 3102-2484 3102" svg:viewBox="0 0 2485 3103">
            <text:p/>
          </draw:connector>
          <draw:frame draw:style-name="gr33" draw:text-style-name="P11" draw:layer="layout" svg:width="1.91cm" svg:height="1.058cm" svg:x="30.555cm" svg:y="7.005cm">
            <draw:text-box>
              <text:p><text:span text:style-name="T2">csn2</text:span></text:p>
            </draw:text-box>
          </draw:frame>
          <draw:connector draw:style-name="gr25" draw:text-style-name="P12" draw:layer="layout" draw:type="curve" svg:x1="35.071cm" svg:y1="8.148cm" svg:x2="32.587cm" svg:y2="5.3cm" draw:start-shape="id17" draw:start-glue-point="3" draw:end-shape="id14" draw:end-glue-point="1" svg:d="M35071 8148c-1863 0-621-2848-2484-2848" svg:viewBox="0 0 2485 2849">
            <text:p/>
          </draw:connector>
          <draw:frame draw:style-name="gr36" draw:text-style-name="P11" draw:layer="layout" svg:width="3.144cm" svg:height="1.058cm" svg:x="35.193cm" svg:y="7.767cm">
            <draw:text-box>
              <text:p><text:span text:style-name="T2">ctr3</text:span></text:p>
            </draw:text-box>
          </draw:frame>
          <draw:frame draw:style-name="gr36" draw:text-style-name="P11" draw:layer="layout" svg:width="3.144cm" svg:height="1.058cm" svg:x="35.2cm" svg:y="3.957cm">
            <draw:text-box>
              <text:p><text:span text:style-name="T2">ctr1</text:span></text:p>
            </draw:text-box>
          </draw:frame>
          <draw:connector draw:style-name="gr25" draw:text-style-name="P12" draw:layer="layout" draw:type="curve" svg:x1="35.071cm" svg:y1="3.83cm" svg:x2="32.587cm" svg:y2="5.3cm" draw:start-shape="id18" draw:start-glue-point="3" draw:end-shape="id14" draw:end-glue-point="1" svg:d="M35071 3830c-1863 0-621 1470-2484 1470" svg:viewBox="0 0 2485 1471">
            <text:p/>
          </draw:connector>
        </draw:g>
        <draw:connector draw:style-name="gr19" draw:text-style-name="P12" draw:layer="layout" svg:x1="33.654cm" svg:y1="9.498cm" svg:x2="33.655cm" svg:y2="10.311cm" draw:start-shape="id19" draw:start-glue-point="2" draw:end-shape="id9" draw:end-glue-point="0" svg:d="M33654 9498v407h1v406" svg:viewBox="0 0 2 814">
          <text:p/>
        </draw:connector>
        <draw:connector draw:style-name="gr19" draw:text-style-name="P12" draw:layer="layout" svg:x1="23.815cm" svg:y1="3.148cm" svg:x2="23.8cm" svg:y2="2.539cm" draw:start-shape="id20" draw:start-glue-point="0" draw:end-shape="id21" draw:end-glue-point="2" svg:d="M23815 3148v-304h-15v-305" svg:viewBox="0 0 16 610">
          <text:p/>
        </draw:connector>
        <draw:connector draw:style-name="gr19" draw:text-style-name="P12" draw:layer="layout" draw:line-skew="5.105cm" svg:x1="26.975cm" svg:y1="1.523cm" svg:x2="40.233cm" svg:y2="6.12cm" draw:start-shape="id21" draw:start-glue-point="1" draw:end-shape="id10" draw:end-glue-point="5" svg:d="M26975 1523h11734v4597h1524" svg:viewBox="0 0 13259 4598">
          <text:p/>
        </draw:connector>
        <draw:custom-shape draw:style-name="gr4" draw:text-style-name="P5" xml:id="id7" draw:id="id7" draw:layer="layout" svg:width="7.518cm" svg:height="2.794cm" svg:x="10.617cm" svg:y="2.945cm">
          <text:p text:style-name="P1"><text:span text:style-name="T1">Calltarget Analysis +</text:span></text:p>
          <text:p text:style-name="P1"><text:span text:style-name="T1">+ Count Analysis</text:span></text:p>
          <text:p text:style-name="P1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2" draw:layer="layout" svg:x1="27.635cm" svg:y1="5.992cm" svg:x2="29.057cm" svg:y2="5.992cm">
          <text:p/>
        </draw:line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9.022cm" fo:page-height="12.4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368cm" svg:x="1cm" svg:y="4.736cm"/>
      <draw:page-thumbnail draw:layer="backgroundobjects" svg:width="9.294cm" svg:height="2.368cm" svg:x="1cm" svg:y="12.784cm"/>
      <draw:page-thumbnail draw:layer="backgroundobjects" svg:width="9.294cm" svg:height="2.368cm" svg:x="1cm" svg:y="20.832cm"/>
      <draw:page-thumbnail draw:layer="backgroundobjects" svg:width="9.294cm" svg:height="2.368cm" svg:x="11.295cm" svg:y="4.736cm"/>
      <draw:page-thumbnail draw:layer="backgroundobjects" svg:width="9.294cm" svg:height="2.368cm" svg:x="11.295cm" svg:y="12.784cm"/>
      <draw:page-thumbnail draw:layer="backgroundobjects" svg:width="9.294cm" svg:height="2.368cm" svg:x="11.295cm" svg:y="20.83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11T20:00:05.642723902</dc:date>
    <meta:editing-duration>PT5H9M30S</meta:editing-duration>
    <meta:editing-cycles>51</meta:editing-cycles>
    <meta:generator>LibreOffice/4.4.6.3$Linux_X86_64 LibreOffice_project/40m0$Build-3</meta:generator>
    <meta:document-statistic meta:object-count="138"/>
  </office:meta>
</office:document-meta>
</file>